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master-page-name="Standard">
      <style:paragraph-properties fo:text-align="center" style:justify-single-word="false" style:page-number="auto"/>
      <style:text-properties fo:font-weight="bold" style:font-weight-asian="bold"/>
    </style:style>
    <style:style style:name="P5" style:family="paragraph" style:parent-style-name="Standard">
      <style:paragraph-properties fo:text-align="center" style:justify-single-word="false"/>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style>
    <style:style style:name="P8" style:family="paragraph" style:parent-style-name="List_20_Paragraph" style:list-style-name="WWNum1"/>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RTICLES OF INCORPORATION</text:p>
      <text:p text:style-name="P2"/>
      <text:p text:style-name="P1">ARTICLE 1</text:p>
      <text:p text:style-name="P5">NAME</text:p>
      <text:p text:style-name="P3"/>
      <text:list xml:id="list3555834854254090466" text:style-name="WWNum1">
        <text:list-item>
          <text:list>
            <text:list-item>
              <text:p text:style-name="P8"><text:span text:style-name="T1">Name. </text:span>The name of this Corporation shall be the Green Anchors Title Holding Corporation. The business of the Corporation may be conducted as the Green Anchors Title Holding Corporation.</text:p>
            </text:list-item>
          </text:list>
        </text:list-item>
      </text:list>
      <text:p text:style-name="Standard"/>
      <text:p text:style-name="P1">ARTICLE 2</text:p>
      <text:p text:style-name="P5">DURATION</text:p>
      <text:p text:style-name="P3"/>
      <text:p text:style-name="Standard">2.1. <text:span text:style-name="T1">Duration.</text:span> The period of duration of the Corporation is perpetual.</text:p>
      <text:p text:style-name="Standard"/>
      <text:p text:style-name="P1">ARTICLE 3</text:p>
      <text:p text:style-name="P5">PURPOSE</text:p>
      <text:p text:style-name="P3"/>
      <text:p text:style-name="Standard">3.1. <text:span text:style-name="T1">Purpose.</text:span> This Corporation is organized and operated exclusively for the purpose of holding title to property, collecting income therefrom, and turning over the entire amount, less expenses, to the Michigan Suburbs Alliance within the meaning of §501(c)(2) of the Internal Revenue Code of 1986 (as amended) or the corresponding provision of any future United States internal revenue law.</text:p>
      <text:p text:style-name="Standard"/>
      <text:p text:style-name="Standard">3.1. <text:span text:style-name="T1">Public Benefit.</text:span> The Green Anchors Title Holding Corporation is designated as a public benefit corporation.</text:p>
      <text:p text:style-name="Standard"/>
      <text:p text:style-name="P1">ARTICLE 4</text:p>
      <text:p text:style-name="P5">NON-PROFIT NATURE</text:p>
      <text:p text:style-name="P3"/>
      <text:p text:style-name="Standard">4.1. <text:span text:style-name="T1">Non-profit Nature.</text:span> The Green Anchors Title Holding Corporation is organized for charitable and educational purposes, the making of distributions to organizations that qualify as exempt organizations under §501(c)(3) of the Internal Revenue Code of 1986, as amended, or corresponding provision of any future United States internal revenue law. No part of the net earnings of the Green Anchors Title Holding Corporation shall inure to the benefit of, or be distributable to its members, trustees, officers, or other private persons, except that the Corporation shall be authorized and empowered to pay reasonable compensation for services rendered and to make payments and distributions in furtherance of the purposes set forth in the purpose clause hereof.</text:p>
      <text:p text:style-name="Standard"/>
      <text:p text:style-name="Standard">No substantial part of the activities of the Corporation shall be the carrying on of propaganda, or otherwise attempting to influence legislation, and the Corporation shall not participate in, or intervene in (including publishing or distribution of statements) any political campaign on behalf of any candidate for public office.</text:p>
      <text:p text:style-name="Standard"/>
      <text:p text:style-name="Standard"><text:soft-page-break/>Notwithstanding any other provision of this document, the Corporation shall not carry on any other activities not permitted to be carried on (a) by any organization exempt from federal income tax under §501(c)(3) of the Internal Revenue Code of 1986, as amended, or corresponding provisions of any future United States internal revenue law, or (b) by an organization, contributions to which are deductible under section 170(c)(2) of the internal Revenue Code, or corresponding section of any future federal tax code.</text:p>
      <text:p text:style-name="Standard"/>
      <text:p text:style-name="Standard">The Green Anchors Title Holding Corporation is not organized and shall not be operated for the private gain of any person. The property of the corporation is irrevocably dedicated to its educational and charitable purposes. No part of the directors,, receipts, or net earnings of the Corporation shall inure to the benefit of, or be distributed to any individual. The Corporation may, however, pay reasonable compensation for services rendered, and make other payments and distributions consistent with these Articles.</text:p>
      <text:p text:style-name="Standard"/>
      <text:p text:style-name="Standard">4.2. <text:span text:style-name="T1">Personal Liability.</text:span> No officer or director of this corporation shall be personally liable for the debts or obligations of the Green Anchors Title Holding Corporation of any nature whatsoever, nor shall any of the property or assets of the officers or directors be subject to the payment of the debts or obligations of this Corporation.</text:p>
      <text:p text:style-name="Standard"/>
      <text:p text:style-name="Standard">4.3. <text:span text:style-name="T1">Dissolution.</text:span> Upon termination or dissolution of the Green Anchors Title Holding Corporation , any assets lawfully available for distribution shall be distributed to to the Michigan Suburbs Alliance, or to one (1) or more qualifying organizations described in §501(c)(3) of the Internal Revenue Code of 1986, as amended, or described in any corresponding section of any future United States internal revenue code, which organization or organizations have a charitable purpose which, at least generally, includes a purpose similar to the terminating or dissolving corporation.</text:p>
      <text:p text:style-name="Standard"/>
      <text:p text:style-name="Standard">The organization to receive the assets of the Green Anchors Title Holding Corporation hereunder shall be selected by the discretion of a majority of the managing body of the Michigan Suburbs Alliance and if its members cannot so agree, then the recipient organization shall be selected pursuant to a verified petition in equity filed in a court of proper jurisdiction against the Michigan Suburbs Alliance by one (1) or more of its managing body which verified petition shall contain such statements as reasonably indicate the applicability of this section. The court upon a finding that this section is applicable shall select the qualifying organization or organizations to receive the assets to be distributed, giving preference if practicable to organizations located within the State of Michigan.</text:p>
      <text:p text:style-name="Standard"/>
      <text:p text:style-name="Standard">4.4. <text:span text:style-name="T1">Prohibited Distributions.</text:span> No part of the net earnings, properties of the directors of this corporation, on dissolution or otherwise, shall inure to the benefit of, or be distributable to, its members, directors, officers or other private person or individual, except that the corporation shall be authorized and empowered to pay reasonable compensation for services rendered and to make payments and distributions in furtherance of the purposes set forth in ARTICLE 3, section 3.1.</text:p>
      <text:p text:style-name="Standard"><text:soft-page-break/>4.5. <text:span text:style-name="T1">Restricted Activities.</text:span> No substantial part of the Corporation’s activities shall be the carrying on of propaganda, or otherwise attempting to influence legislation, and the corporation shall not participate in, or intervene (including the publishing or distribution of statements) in any political campaign on behalf of or in opposition to any candidate for public office.</text:p>
      <text:p text:style-name="Standard"/>
      <text:p text:style-name="Standard">4.6. <text:span text:style-name="T1">Prohibited Activities.</text:span> Notwithstanding any other provision of these Articles, the Corporation shall not carry on any activities not permitted to be carried on (1) by a corporation exempt from federal income tax as an <text:s/>organization described by §501(c)(3) of the Internal Revenue Code of 1986, as amended or the corresponding section of any future United States internal revenue code, or (2) by a corporation, contributions to which are deductible under §170(c)(2) of the Internal Revenue code, or the corresponding section of any future United States internal revenue code.</text:p>
      <text:p text:style-name="Standard"/>
      <text:p text:style-name="P1">ARTICLE 5</text:p>
      <text:p text:style-name="P5">BOARD OF DIRECTORS</text:p>
      <text:p text:style-name="Standard"/>
      <text:p text:style-name="Standard">5.1. <text:span text:style-name="T1">Governance.</text:span> The Green Anchors Title Holding Corporation shall be governed by its board of directors.</text:p>
      <text:p text:style-name="Standard"/>
      <text:p text:style-name="Standard">5.2. <text:span text:style-name="T1">Initial Directors. </text:span>The initial directors of the corporation shall be [NAME OF DIRECTORS].</text:p>
      <text:p text:style-name="Standard"/>
      <text:p text:style-name="P1">ARTICLE 6</text:p>
      <text:p text:style-name="P5">MEMBERSHIP</text:p>
      <text:p text:style-name="P3"/>
      <text:p text:style-name="Standard">6.1. <text:span text:style-name="T1">Membership.</text:span> The sole member of the Green Anchors Title Holding Corporation shall be the Michigan Suburbs Alliance. The management of the affairs of the Green Anchors Title Holding Corporation shall be vested in a board of directors, as defined in the Corporation’s bylaws.</text:p>
      <text:p text:style-name="Standard"/>
      <text:p text:style-name="P1">ARTICLE 7</text:p>
      <text:p text:style-name="P5">AMENDMENTS</text:p>
      <text:p text:style-name="P3"/>
      <text:p text:style-name="Standard">7.1. <text:span text:style-name="T1">Amendments.</text:span> Any amendments to the Articles of Incorporation may be adopted by approval of two-thirds (2/3) of the board of directors.</text:p>
      <text:p text:style-name="P1"/>
      <text:p text:style-name="P1">ARTICLE 8</text:p>
      <text:p text:style-name="P5">ADDITIONAL §501(c)(2) LANGUAGE</text:p>
      <text:p text:style-name="P5"/>
      <text:p text:style-name="Standard">8.1. <text:span text:style-name="T1">Additional Language.</text:span> The sole member of the Corporation is The Michigan Suburbs Alliance, an organization which is also tax exempt under §501(c)(3) of the Internal Revenue Code of 1986, as amended. If the Michigan Suburbs Alliance should dissolve as a corporation, it may designate another nonprofit fund, foundation, or corporation which is organized and operated exclusively for charitable purposes and <text:soft-page-break/>which has established its tax exempt status under §501(c)(3) of the Internal Revenue Code of 1986, as amended, to replace it.</text:p>
      <text:p text:style-name="Standard"/>
      <text:p text:style-name="Standard">The corporation may not be used to conduct an “active business.” The Corporation will confine its activities to the receipt and administration of passive income, including: 1) dividends, royalties, interest, annuities, rents and gains/losses to the extent excluded from taxation under IRC §512(b)(1), (2), (3) and (5); and 2) income from the sale of goods if the Corporation does not manufacture, produce, physically receive or deliver, negotiate sales of, or maintain inventories of the goods.</text:p>
      <text:p text:style-name="Standard"/>
      <text:p text:style-name="Standard">No part of the net income or net assets of the Corporation shall inure to the benefit of, or be distributable to, its directors, officers, members or other private persons. However, the Corporation is authorized to pay reasonable compensation for services actually rendered and to make payments and distributions in furtherance of its tax exempt purposes.</text:p>
      <text:p text:style-name="Standard"/>
      <text:p text:style-name="Standard">Upon the dissolution or winding up of the Corporation, or in the event it shall cease to engage in carrying out the purposes set forth in these Articles, all of the business, properties, assets and income of the Corporation remaining after payment, or provision for payment of all debts and liabilities of this Corporation, shall be distributed to the Michigan Suburbs Alliance, an organization exempt under §501(c)(3) of the Internal Revenue Code of 1986, as amended.</text:p>
      <text:p text:style-name="P3"/>
      <text:p text:style-name="P1">ARTICLE 9</text:p>
      <text:p text:style-name="P5">ADDRESSES OF THE CORPORATION</text:p>
      <text:p text:style-name="P3"/>
      <text:p text:style-name="Standard">8.1. <text:span text:style-name="T1">Corporate Address.</text:span> </text:p>
      <text:p text:style-name="Standard">The physical address of the Corporation is:</text:p>
      <text:p text:style-name="Standard"/>
      <text:p text:style-name="Standard">22757 Woodward Avenue</text:p>
      <text:p text:style-name="Standard">STE 250</text:p>
      <text:p text:style-name="Standard">Ferndale, MI 48220</text:p>
      <text:p text:style-name="Standard"/>
      <text:p text:style-name="Standard">The mailing address of the Corporation is:</text:p>
      <text:p text:style-name="Standard">22757 Woodward Avenue</text:p>
      <text:p text:style-name="Standard">STE 250</text:p>
      <text:p text:style-name="Standard">Ferndale, MI 48220</text:p>
      <text:p text:style-name="P1"/>
      <text:p text:style-name="P1">ARTICLE 10</text:p>
      <text:p text:style-name="P5">APPOINTMENT OF REGISTERED AGENT</text:p>
      <text:p text:style-name="P3"/>
      <text:p text:style-name="Standard">9.1. <text:span text:style-name="T1">Registered Agent.</text:span> The registered agent of the Corporation shall be: (NAME OF REGISTERED AGENT WITH ADDRESS).</text:p>
      <text:p text:style-name="Standard"/>
      <text:p text:style-name="P1"/>
      <text:p text:style-name="P1"/>
      <text:p text:style-name="P1"><text:soft-page-break/></text:p>
      <text:p text:style-name="P1"/>
      <text:p text:style-name="P1"/>
      <text:p text:style-name="P1"/>
      <text:p text:style-name="P1"/>
      <text:p text:style-name="P1"><text:bookmark text:name="_GoBack"/>ARTICLE 11</text:p>
      <text:p text:style-name="P5">INCORPORATOR</text:p>
      <text:p text:style-name="P3"/>
      <text:p text:style-name="Standard">The incorporators of the Corporation are as follow:</text:p>
      <text:p text:style-name="Standard"/>
      <text:p text:style-name="Standard"><text:tab/>[NAME OF INCORPORATOR(S) WITH ADDRESS]</text:p>
      <text:p text:style-name="Standard"/>
      <text:p text:style-name="P2">CERTIFICATE OF ADOPTION OF ARTICLES OF INCORPORATION</text:p>
      <text:p text:style-name="Standard"/>
      <text:p text:style-name="Standard">We, the undersigned, do hereby certify that the above stated Articles of Incorporation of [NAME OF THE CORPORATION] were approved by the board of directors on [DATE AND DAY] and constitute a complete copy of Articles of Incorporation of the [NAME OF CORPORATION].</text:p>
      <text:p text:style-name="Standard"/>
      <text:p text:style-name="Standard">[NAMES, ADDRESSES AND SIGNATURES OF ALL DIRECTORS &amp; INCORPORATORS]</text:p>
      <text:p text:style-name="Standard"/>
      <text:p text:style-name="P2">ACKNOWLEDGMENT OF CONSENT TO APPOINTMENT AS REGISTERED AGENT</text:p>
      <text:p text:style-name="Standard"/>
      <text:p text:style-name="Standard">I, [NAME], agree to be the registered agent for [NAME OF CORPORATION] as appointed herein.</text:p>
      <text:p text:style-name="Standard"/>
      <text:p text:style-name="Standard">Registered Agent: ___________________________________</text:p>
      <text:p text:style-name="Standard"/>
      <text:p text:style-name="Standard">Date: _________________________</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tepniak</meta:initial-creator>
    <dc:creator>Michael Stepniak</dc:creator>
    <meta:editing-cycles>2</meta:editing-cycles>
    <meta:creation-date>2013-05-20T00:38:00</meta:creation-date>
    <dc:date>2013-09-26T13:17:29.79</dc:date>
    <meta:editing-duration>PT2H18M1S</meta:editing-duration>
    <meta:generator>OpenOffice/4.0.0$Win32 OpenOffice.org_project/400m3$Build-9702</meta:generator>
    <meta:document-statistic meta:table-count="0" meta:image-count="0" meta:object-count="0" meta:page-count="5" meta:paragraph-count="65" meta:word-count="1504" meta:character-count="9833"/>
    <meta:user-defined meta:name="AppVersion">14.0000</meta:user-defined>
    <meta:user-defined meta:name="Company">Michigan Suburbs Allia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